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tadataExtractor.metadataToExtract( MimeType mimeType , ParameterizedTypeReference &lt; T &gt; type , BiConsumer &lt; T , Map &lt; String , Object &gt; &gt;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.registerMetadata( MimeType mimeType , ResolvableType targetType , BiConsumer &lt; T , Map &lt; String , Object &gt; &gt;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etadataExtractor.DefaultMetadataExtractor( List &lt; Decoder &lt; ? &gt; &gt;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.DefaultMetadataExtractor( Decoder &lt; ? &gt; ...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.extractEntry( ByteBuf content , @ Nullable String mimeType , Map &lt; String , Object &gt;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etadataExtractor.metadataToExtract( MimeType mimeType , Class &lt; T &gt; targetType , BiConsumer &lt; T , Map &lt; String , Object &gt; &gt;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Extra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Extractor.EntryExtractor( Decoder &lt; T &gt; decoder , MimeType mimeType , ResolvableType targetType , BiConsumer &lt; T , Map &lt; String , Object &gt; &gt; accumu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Extractor.extract( ByteBuf content , Map &lt; String , Object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adataExtractor.g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.extract( Payload payload , MimeType metadata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